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oun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77">
            <text:p>1977</text:p>
          </table:table-cell>
          <table:table-cell table:style-name="ce22" office:value-type="float" office:value="284">
            <text:p>28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624">
            <text:p>17624</text:p>
          </table:table-cell>
          <table:table-cell table:style-name="ce22" office:value-type="float" office:value="2886">
            <text:p>288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230">
            <text:p>2230</text:p>
          </table:table-cell>
          <table:table-cell table:style-name="ce22" office:value-type="float" office:value="618">
            <text:p>61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3653">
            <text:p>13653</text:p>
          </table:table-cell>
          <table:table-cell table:style-name="ce22" office:value-type="float" office:value="3151">
            <text:p>315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08">
            <text:p>1308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36">
            <text:p>2136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33">
            <text:p>1933</text:p>
          </table:table-cell>
          <table:table-cell table:style-name="ce22" office:value-type="float" office:value="803">
            <text:p>80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398">
            <text:p>16398</text:p>
          </table:table-cell>
          <table:table-cell table:style-name="ce22" office:value-type="float" office:value="1547">
            <text:p>154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86">
            <text:p>1786</text:p>
          </table:table-cell>
          <table:table-cell table:style-name="ce22" office:value-type="float" office:value="220">
            <text:p>22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3506">
            <text:p>63506</text:p>
          </table:table-cell>
          <table:table-cell table:style-name="ce22" office:value-type="float" office:value="10243">
            <text:p>1024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159">
            <text:p>315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696">
            <text:p>1696</text:p>
          </table:table-cell>
          <table:table-cell table:style-name="ce22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992">
            <text:p>17992</text:p>
          </table:table-cell>
          <table:table-cell table:style-name="ce22" office:value-type="float" office:value="131">
            <text:p>13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006">
            <text:p>15006</text:p>
          </table:table-cell>
          <table:table-cell table:style-name="ce22" office:value-type="float" office:value="163">
            <text:p>16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894">
            <text:p>3894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99">
            <text:p>279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35">
            <text:p>2835</text:p>
          </table:table-cell>
          <table:table-cell table:style-name="ce22" office:value-type="float" office:value="467">
            <text:p>46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4810">
            <text:p>44810</text:p>
          </table:table-cell>
          <table:table-cell table:style-name="ce22" office:value-type="float" office:value="2881">
            <text:p>288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0208">
            <text:p>90208</text:p>
          </table:table-cell>
          <table:table-cell table:style-name="ce22" office:value-type="float" office:value="9059">
            <text:p>905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3714">
            <text:p>153714</text:p>
          </table:table-cell>
          <table:table-cell table:style-name="ce22" office:value-type="float" office:value="19302">
            <text:p>1930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